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Comparison.evaluate( long t1 , long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Comparison.evaluate( long t1 , long t2 , long 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imeComparis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Comparison.compare( long t1 , long t2 , long 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Comparison.Time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Comparison.compare( long t1 , long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Comparison.TimeComparis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